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925" officeooo:paragraph-rsid="0005a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i Swastha Project:<text:line-break/><text:line-break/>1. Project Abstract<text:line-break/>2. Project Description</text:p>
      <text:p text:style-name="P1">3. Declaration</text:p>
      <text:p text:style-name="P1">4. Steps</text:p>
      <text:p text:style-name="P1">5. 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21:22.011703131</meta:creation-date>
    <dc:date>2025-03-04T23:23:06.836065336</dc:date>
    <meta:editing-duration>PT1M46S</meta:editing-duration>
    <meta:editing-cycles>1</meta:editing-cycles>
    <meta:document-statistic meta:table-count="0" meta:image-count="0" meta:object-count="0" meta:page-count="1" meta:paragraph-count="4" meta:word-count="15" meta:character-count="100" meta:non-whitespace-character-count="88"/>
    <meta:generator>LibreOffice/24.8.4.2$Linux_X86_64 LibreOffice_project/3e97788786b20d724e2ed0ea7a111abce73cab63</meta:generator>
  </office:meta>
</office:document-meta>
</file>